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80c41" officeooo:paragraph-rsid="00180c41"/>
    </style:style>
    <style:style style:name="P2" style:family="paragraph" style:parent-style-name="Text_20_body">
      <style:text-properties officeooo:rsid="0019db84" officeooo:paragraph-rsid="0019db84"/>
    </style:style>
    <style:style style:name="P3" style:family="paragraph" style:parent-style-name="Text_20_body">
      <style:text-properties officeooo:rsid="001a46c4" officeooo:paragraph-rsid="001a46c4"/>
    </style:style>
    <style:style style:name="P4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ffffff" loext:opacity="100%" style:font-name="Nunito" fo:font-size="12pt" fo:letter-spacing="normal" fo:font-style="normal" fo:font-weight="normal"/>
    </style:style>
    <style:style style:name="P5" style:family="paragraph" style:parent-style-name="Text_20_body" style:list-style-name="L2">
      <style:text-properties officeooo:rsid="001829f7" officeooo:paragraph-rsid="001829f7"/>
    </style:style>
    <style:style style:name="P6" style:family="paragraph" style:parent-style-name="Text_20_body" style:list-style-name="L3">
      <style:text-properties officeooo:rsid="0019db84" officeooo:paragraph-rsid="0019db84"/>
    </style:style>
    <style:style style:name="P7" style:family="paragraph" style:parent-style-name="Text_20_body" style:list-style-name="L4">
      <style:text-properties officeooo:rsid="001a46c4" officeooo:paragraph-rsid="001a46c4"/>
    </style:style>
    <style:style style:name="P8" style:family="paragraph" style:parent-style-name="Text_20_body" style:list-style-name="L5">
      <style:text-properties officeooo:rsid="001c1f67" officeooo:paragraph-rsid="001c1f67"/>
    </style:style>
    <style:style style:name="T1" style:family="text">
      <style:text-properties officeooo:rsid="00180c41"/>
    </style:style>
    <style:style style:name="T2" style:family="text">
      <style:text-properties officeooo:rsid="0019db84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NETDİYET UYGULAMASI</text:h>
      <text:p text:style-name="Text_20_body"/>
      <text:list xml:id="list2677967528" text:style-name="L1">
        <text:list-item>
          <text:p text:style-name="P4">Kullanıcılara yemek alışkanlığı konusunda yardımcı olabilecek bir uygulama yapmak.</text:p>
        </text:list-item>
        <text:list-item>
          <text:p text:style-name="P4">Kullanıcı uygulama içerisinde istediği şekilde bir diyet programı oluşturabilmeli ve yemek menüsü oluşturabilmelidir.</text:p>
        </text:list-item>
        <text:list-item>
          <text:p text:style-name="P4">Uygulama içerisinde bir yemek hatırlatıcısı oluşturulmalı ve vakit geldiğinde kullanıcıya bildirim gönderilmelidir.</text:p>
        </text:list-item>
        <text:list-item>
          <text:p text:style-name="P4">Kullanıcılar dilerse alarmı kaldırabilmeli ve güncelleyebilmelidir. Kullanıcılar diyet raporu alabilmeli ve yemek geçmişini görüntüleyip ağırlıklı olarak neleri tercih ettiği kullanıcıya özet olarak sunulmalıdır.</text:p>
        </text:list-item>
        <text:list-item>
          <text:p text:style-name="P4">Kullanıcılar yemek seçimi yaparken besin değeri bilgileri de dahil edilmeli ve rapor alınırken toplam ve ortalama tüketilen besin değerleri de kullanıcıya sunulmalıdır.</text:p>
        </text:list-item>
      </text:list>
      <text:p text:style-name="Text_20_body"/>
      <text:p text:style-name="Text_20_body"/>
      <text:h text:style-name="Heading_20_3" text:outline-level="3">PROJE ADI: <text:span text:style-name="T1">DNETDİYET</text:span></text:h>
      <text:h text:style-name="Heading_20_3" text:outline-level="3">PROJE İÇERİĞİ: <text:span text:style-name="T1">Kullanıcıların yeme alışkanlıklarına yardımcı olacak, yediklerini takip edeceği, yemek listesi olşuturabileceği, yemeklerin besin değerlerini takip edebileceği bir uygulama.</text:span></text:h>
      <text:p text:style-name="P1"/>
      <text:h text:style-name="Heading_20_3" text:outline-level="3">GEREKSİNİMLER</text:h>
      <text:list xml:id="list223378202" text:style-name="L2">
        <text:list-item>
          <text:p text:style-name="P5">Kullanıcı diyet programı oluşturabilecek.</text:p>
        </text:list-item>
        <text:list-item>
          <text:p text:style-name="P5">Kullanıcı yemek menüsü oluşturabilecek.</text:p>
        </text:list-item>
        <text:list-item>
          <text:p text:style-name="P5">Yemek hatırlatıcı oluşturulacak. Bu hatırlatıcı zamanı geldiğine kullanıcıya bildirim gönderebilmeli.</text:p>
        </text:list-item>
        <text:list-item>
          <text:p text:style-name="P5">Kullanıcı hatırlatıcı alarmını kaldırabilmeli veya isterse güncelleyebilmeli.</text:p>
        </text:list-item>
        <text:list-item>
          <text:p text:style-name="P5">Kullanıcı diyet raporu alabilmeli.</text:p>
        </text:list-item>
        <text:list-item>
          <text:p text:style-name="P5">Kullanıcı yemek geçmişini görüntüleyebilmeli.</text:p>
        </text:list-item>
        <text:list-item>
          <text:p text:style-name="P5">Kullanıcı yemek seçimi yaparken besin değeri bilgierini de dahil e<text:span text:style-name="T2">t</text:span>meli.</text:p>
        </text:list-item>
        <text:list-item>
          <text:p text:style-name="P5">Kullaıcı rapor alıkren tüketilen toplam besin değerleri de rapora dahil edilmeli.</text:p>
        </text:list-item>
      </text:list>
      <text:p text:style-name="P1"/>
      <text:h text:style-name="Heading_20_3" text:outline-level="3"><text:soft-page-break/>EK GEREKSİNİMLER</text:h>
      <text:p text:style-name="Text_20_body"/>
      <text:h text:style-name="Heading_20_3" text:outline-level="3">AKTÖRLER VE AKSİYONLAR</text:h>
      <text:h text:style-name="Heading_20_4" text:outline-level="4">KULLANICI</text:h>
      <text:list xml:id="list3014873358" text:style-name="L3">
        <text:list-item>
          <text:p text:style-name="P6">Diyet programı oluşturabilecek.</text:p>
        </text:list-item>
        <text:list-item>
          <text:p text:style-name="P6">Yemek menüsü oluşurabilecek.</text:p>
        </text:list-item>
        <text:list-item>
          <text:p text:style-name="P6">Yemek hatırlatıcı oluşturabilcek.</text:p>
        </text:list-item>
        <text:list-item>
          <text:p text:style-name="P6">Hatırlatıcıyı silebilecek ve düzenleyebilecek.</text:p>
        </text:list-item>
        <text:list-item>
          <text:p text:style-name="P6">Diyet raporu alabilecek.</text:p>
        </text:list-item>
        <text:list-item>
          <text:p text:style-name="P6">Yemek geçmişini görebilecek.</text:p>
        </text:list-item>
      </text:list>
      <text:p text:style-name="P2"/>
      <text:h text:style-name="Heading_20_3" text:outline-level="3">ADIM ADIM GÖSTERİM</text:h>
      <text:list xml:id="list681688275" text:style-name="L4">
        <text:list-item>
          <text:p text:style-name="P7">DİYET PROGRAMI OLUŞTUR</text:p>
        </text:list-item>
      </text:list>
      <text:p text:style-name="P3"/>
      <text:p text:style-name="P3"/>
      <text:p text:style-name="P3"/>
      <text:h text:style-name="Heading_20_3" text:outline-level="3">UYGULAMA EKRANLARI</text:h>
      <text:list xml:id="list3678899931" text:style-name="L5">
        <text:list-item>
          <text:p text:style-name="P8">Diyet ekleme ekranı</text:p>
        </text:list-item>
        <text:list-item>
          <text:p text:style-name="P8">Yemek menüsü</text:p>
        </text:list-item>
        <text:list-item>
          <text:p text:style-name="P8">Yemek ekleme ekranı</text:p>
        </text:list-item>
        <text:list-item>
          <text:p text:style-name="P8">Yemek silme ekranı</text:p>
        </text:list-item>
        <text:list-item>
          <text:p text:style-name="P8">Hatıratıcı oluşturma</text:p>
        </text:list-item>
        <text:list-item>
          <text:p text:style-name="P8">Hatırlatıcı düzenleme</text:p>
        </text:list-item>
        <text:list-item>
          <text:p text:style-name="P8">Hatırlatıcı silme</text:p>
        </text:list-item>
        <text:list-item>
          <text:p text:style-name="P8">Rapor ekranı</text:p>
        </text:list-item>
        <text:list-item>
          <text:p text:style-name="P8">Yemek geçmişi ekranı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9db84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0:34:26.304736543</meta:creation-date>
    <meta:generator>LibreOffice/7.3.7.2$Linux_X86_64 LibreOffice_project/30$Build-2</meta:generator>
    <dc:date>2023-02-22T12:53:27.688683208</dc:date>
    <meta:editing-duration>PT1H22M23S</meta:editing-duration>
    <meta:editing-cycles>2</meta:editing-cycles>
    <meta:document-statistic meta:table-count="0" meta:image-count="0" meta:object-count="0" meta:page-count="2" meta:paragraph-count="38" meta:word-count="243" meta:character-count="1917" meta:non-whitespace-character-count="1741"/>
  </office:meta>
</office:document-meta>
</file>